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style:text-autospace="none"/>
      <style:text-properties fo:language="en" fo:country="US"/>
    </style:style>
    <style:style style:name="P3" style:family="paragraph" style:parent-style-name="Standard">
      <style:paragraph-properties fo:margin-left="0cm" fo:margin-right="0cm" fo:margin-top="4.001cm" fo:margin-bottom="0cm" fo:text-align="center" style:justify-single-word="false" fo:text-indent="0cm" style:auto-text-indent="false"/>
      <style:text-properties fo:font-size="40pt" fo:language="en" fo:country="US" fo:font-weight="bold" style:font-size-asian="40pt" style:font-weight-asian="bold" style:font-size-complex="40pt" style:font-weight-complex="bold"/>
    </style:style>
    <style:style style:name="P4" style:family="paragraph" style:parent-style-name="Standard">
      <style:paragraph-properties fo:margin-top="1cm" fo:margin-bottom="4.001cm" fo:text-align="center" style:justify-single-word="false"/>
      <style:text-properties fo:font-size="16pt" fo:language="en" fo:country="US" style:font-size-asian="16pt" style:font-size-complex="16pt"/>
    </style:style>
    <style:style style:name="P5" style:family="paragraph" style:parent-style-name="Text_20_body">
      <style:text-properties fo:language="en" fo:country="US"/>
    </style:style>
    <style:style style:name="P6" style:family="paragraph" style:parent-style-name="Footer">
      <style:text-properties fo:language="en" fo:country="US"/>
    </style:style>
    <style:style style:name="P7" style:family="paragraph" style:parent-style-name="Standard">
      <style:paragraph-properties style:text-autospace="none"/>
      <style:text-properties fo:language="en" fo:country="US"/>
    </style:style>
    <style:style style:name="P8" style:family="paragraph" style:parent-style-name="Heading_20_1">
      <style:text-properties fo:language="en" fo:country="US"/>
    </style:style>
    <style:style style:name="P9" style:family="paragraph" style:parent-style-name="Heading_20_2">
      <style:text-properties fo:language="en" fo:country="US"/>
    </style:style>
    <style:style style:name="P10" style:family="paragraph" style:parent-style-name="Heading_20_3">
      <style:text-properties fo:language="en" fo:country="US"/>
    </style:style>
    <style:style style:name="P11" style:family="paragraph" style:parent-style-name="Text_20_body">
      <style:text-properties fo:language="en" fo:country="US"/>
    </style:style>
    <style:style style:name="P12" style:family="paragraph" style:parent-style-name="Text_20_body" style:list-style-name="L1">
      <style:text-properties fo:language="en" fo:country="US"/>
    </style:style>
    <style:style style:name="P13" style:family="paragraph" style:parent-style-name="Text_20_body" style:list-style-name="L2">
      <style:text-properties fo:language="en" fo:country="US"/>
    </style:style>
    <style:style style:name="P14" style:family="paragraph" style:parent-style-name="Text_20_body" style:list-style-name="L3"/>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text-position="super 58%"/>
    </style:style>
    <style:style style:name="T2" style:family="text">
      <style:text-properties fo:color="#0000ff" style:font-name="Consolas" fo:font-size="9.5pt" style:font-name-asian="Consolas" style:font-size-asian="9.5pt" style:font-name-complex="Consolas" style:font-size-complex="9.5pt"/>
    </style:style>
    <style:style style:name="T3" style:family="text">
      <style:text-properties fo:color="#a31515" style:font-name="Consolas" fo:font-size="9.5pt" style:font-name-asian="Consolas" style:font-size-asian="9.5pt" style:font-name-complex="Consolas" style:font-size-complex="9.5pt"/>
    </style:style>
    <style:style style:name="T4" style:family="text">
      <style:text-properties fo:color="#ff0000" style:font-name="Consolas" fo:font-size="9.5pt" style:font-name-asian="Consolas" style:font-size-asian="9.5pt" style:font-name-complex="Consolas" style:font-size-complex="9.5pt"/>
    </style:style>
    <style:style style:name="T5" style:family="text">
      <style:text-properties fo:color="#000000" style:font-name="Consolas" fo:font-size="9.5pt" style:font-name-asian="Consolas" style:font-size-asian="9.5pt" style:font-name-complex="Consolas" style:font-size-complex="9.5pt"/>
    </style:style>
    <style:style style:name="T6" style:family="text">
      <style:text-properties fo:language="en" fo:country="U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xtended TreeView</text:p>
      <text:p text:style-name="P4">A WPF Custom control</text:p>
      <text:h text:style-name="P8" text:outline-level="1">Summary</text:h>
      <text:p text:style-name="P5">This document introduces a new custom control and describes its features. Code sample is provided to demonstrate typical usag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Summary<text:tab/>1</text:p>
          <text:p text:style-name="P16">Introduction<text:tab/>2</text:p>
          <text:p text:style-name="P16">Feature list<text:tab/>2</text:p>
          <text:p text:style-name="P17">Themes<text:tab/>2</text:p>
          <text:p text:style-name="P17">Standard properties<text:tab/>2</text:p>
          <text:p text:style-name="P15">ItemsSource<text:tab/>3</text:p>
          <text:p text:style-name="P17">Custom Control Properties<text:tab/>3</text:p>
          <text:p text:style-name="P15">Content<text:tab/>3</text:p>
          <text:p text:style-name="P15">Selection Mode<text:tab/>3</text:p>
          <text:p text:style-name="P15">IsRootAlwaysExpanded<text:tab/>3</text:p>
          <text:p text:style-name="P15">IsItemExpandedAtStart<text:tab/>3</text:p>
          <text:p text:style-name="P15">AllowDragDrop<text:tab/>3</text:p>
          <text:p text:style-name="P15">UseDefaultCursors<text:tab/>3</text:p>
          <text:p text:style-name="P15">CursorForbidden<text:tab/>4</text:p>
          <text:p text:style-name="P15">CursorMove<text:tab/>4</text:p>
          <text:p text:style-name="P15">CursorCopy<text:tab/>4</text:p>
          <text:p text:style-name="P15">ExpandButtonWidth<text:tab/>4</text:p>
          <text:p text:style-name="P15">ExpandButtonStyle<text:tab/>4</text:p>
          <text:p text:style-name="P15">IndentationWidth<text:tab/>4</text:p>
          <text:p text:style-name="P15">HasContextMenuOpen<text:tab/>4</text:p>
          <text:p text:style-name="P17">Custom Control Events<text:tab/>4</text:p>
          <text:p text:style-name="P15"><text:soft-page-break/>PreviewCollectionModified<text:tab/>5</text:p>
          <text:p text:style-name="P15">CollectionModified<text:tab/>5</text:p>
          <text:p text:style-name="P15">DragStarting<text:tab/>5</text:p>
          <text:p text:style-name="P15">DropCheck<text:tab/>5</text:p>
          <text:p text:style-name="P15">DropCompleted<text:tab/>5</text:p>
          <text:p text:style-name="P17">Default styles<text:tab/>5</text:p>
          <text:p text:style-name="P17">Control interface<text:tab/>6</text:p>
          <text:p text:style-name="P15">GetVisibleItems<text:tab/>6</text:p>
          <text:p text:style-name="P15">ScrollIntoView<text:tab/>6</text:p>
          <text:p text:style-name="P15">IsExpanded<text:tab/>6</text:p>
          <text:p text:style-name="P15">Expand<text:tab/>6</text:p>
          <text:p text:style-name="P15">Collapse<text:tab/>6</text:p>
          <text:p text:style-name="P15">IsSelected<text:tab/>6</text:p>
          <text:p text:style-name="P15">IsItemVisible<text:tab/>6</text:p>
          <text:p text:style-name="P17">Navigation with the keyboard<text:tab/>6</text:p>
          <text:p text:style-name="P16">How to<text:tab/>7</text:p>
          <text:p text:style-name="P17">Style a container<text:tab/>7</text:p>
          <text:p text:style-name="P17">Style the expand/collapse button<text:tab/>7</text:p>
          <text:p text:style-name="P17">Style any item<text:tab/>7</text:p>
          <text:p text:style-name="P17">Hide the root<text:tab/>8</text:p>
        </text:index-body>
      </text:table-of-content>
      <text:p text:style-name="P5"/>
      <text:h text:style-name="P8" text:outline-level="1">Introduction</text:h>
      <text:p text:style-name="P5">The Extended TreeView custom control is a customized control for the WPF (Windows Presentation Framework) environment<text:span text:style-name="T1">[</text:span><text:span text:style-name="T1"><text:note text:id="ftn1" text:note-class="footnote"><text:note-citation>1</text:note-citation><text:note-body><text:p text:style-name="P6">- For more information about WPF, look at the Microsoft .NET Framework documentation. The control has been designed for .NET version 4.5.</text:p></text:note-body></text:note></text:span><text:span text:style-name="T1">]</text:span>. It aims at providing the same features as the standard TreeView control in general, as well as new features such as Drag &amp; Drop. There are some major differences in the expected type of objects this control can display, but the <text:bookmark-ref text:reference-format="text" text:ref-name="__RefHeading__5_2015259409">How to</text:bookmark-ref> section can help you configure the custom control to obtains a behavior similar to the standard control.</text:p>
      <text:p text:style-name="Text_20_body"><text:span text:style-name="T6">The control is provided as a signed 64-bits assembly at </text:span><text:a xlink:type="simple" xlink:href="http://www.numbatsoft.com/" text:style-name="Internet_20_link" text:visited-style-name="Visited_20_Internet_20_Link">www.numbatsoft.com</text:a><text:span text:style-name="T6">. An unsigned (and untested) 32-bits version is also available.</text:span></text:p>
      <text:p text:style-name="P5">A demo application can be downloaded that demonstrates the control behavior when changing its properties.</text:p>
      <text:h text:style-name="P8" text:outline-level="1">Feature list</text:h>
      <text:h text:style-name="P9" text:outline-level="2">Themes</text:h>
      <text:p text:style-name="P5">The control supports the Vista and Windows 7 themes (aero, luna, etc.). These themes are selected automatically during a standard resource selection step and no action is necessary to activate them.</text:p>
      <text:h text:style-name="P9" text:outline-level="2">Standard properties</text:h>
      <text:p text:style-name="P5">The custom control is a class inheriting from MultiSelector, and through it, from ItemsControl. Therefore, all properties that come from these WPF classes are available in the custom control, with one notable exception.</text:p>
      <text:p text:style-name="P5">For instance, you can use the Background property, the AlternationCount property and so on.</text:p>
      <text:h text:style-name="P10" text:outline-level="3"><text:soft-page-break/>ItemsSource</text:h>
      <text:p text:style-name="P5">This property is the exception and must not be changed, or an exception will be thrown. Use the <text:bookmark-ref text:reference-format="text" text:ref-name="__RefHeading__11_2015259409">Content</text:bookmark-ref> custom property instead (see below). This change comes from the fact that all items in the tree are defined relatively to one single root item.</text:p>
      <text:h text:style-name="P9" text:outline-level="2">Custom Control Properties</text:h>
      <text:h text:style-name="P10" text:outline-level="3"><text:bookmark-start text:name="__RefHeading__11_2015259409"/>Content<text:bookmark-end text:name="__RefHeading__11_2015259409"/></text:h>
      <text:p text:style-name="P5">Contrary to the standard TreeView control, the custom control does not expect a list of items but the root item of a tree. The <text:bookmark-ref text:reference-format="text" text:ref-name="__RefHeading__11_2015259409">Content</text:bookmark-ref> property is where you put the reference to this root item, and any change to this property refreshes the entire tree view.</text:p>
      <text:p text:style-name="P5">There are two ways to define the tree. The first way is to use ExtendedTreeView as the control and make all objects in the tree inherit from IExtendedTreeNode. This interface includes properties that are used to navigate the tree and you have to implement them (you can check the demo application source code for an example of how to do that).</text:p>
      <text:p text:style-name="P5">The second way is to use ExtendedTreeViewBase as the control parent, and define your own control inheriting from it. In that case, you can use any kind of object in the tree, but you have to implement the features that navigate through the tree yourself. Take a look at the ExtendedTreeViewGeneric class for an example of how to do that.</text:p>
      <text:p text:style-name="P5">Basically, you must provide either the data or the features that enable the custom control to navigate through the tree of objects.</text:p>
      <text:h text:style-name="P10" text:outline-level="3">Selection Mode</text:h>
      <text:p text:style-name="P5">This property is similar to the selection mode you can find in a ListBox and should behave identically.</text:p>
      <text:h text:style-name="P10" text:outline-level="3">IsRootAlwaysExpanded</text:h>
      <text:p text:style-name="P5">If set to true, the root item is considered always expanded and the expand/collapse button for the root is removed.</text:p>
      <text:h text:style-name="P10" text:outline-level="3">IsItemExpandedAtStart</text:h>
      <text:p text:style-name="P5">If true, any item added to the tree (directly or indirectly by adding its parent) starts expanded. Otherwise, the item starts collapsed.</text:p>
      <text:h text:style-name="P10" text:outline-level="3">AllowDragDrop</text:h>
      <text:p text:style-name="P5">Turn this property to true to enable drag &amp; drop of items in the tree. Setting this property to true automatically turns the standard property AllowDrop to true as well. Therefore your tree view might start receiving notifications of attempts to drop objects from other places.</text:p>
      <text:h text:style-name="P10" text:outline-level="3"><text:bookmark-start text:name="__RefHeading__302_2015259409"/>UseDefaultCursors<text:bookmark-end text:name="__RefHeading__302_2015259409"/></text:h>
      <text:p text:style-name="P5">The custom control allows the application to override cursors used during drag &amp; drop operations. If this property is set to true, these application cursors are ignored and the default cursors defined in the .NET framework are used. Note that the default value for this property is false, but also that the cursors are copied initially from the default system cursors, effectively behaving like if this property <text:soft-page-break/>was set to true.</text:p>
      <text:h text:style-name="P10" text:outline-level="3"><text:bookmark-start text:name="__RefHeading__17_2015259409"/>CursorForbidden<text:bookmark-end text:name="__RefHeading__17_2015259409"/></text:h>
      <text:p text:style-name="P5">If <text:bookmark-ref text:reference-format="text" text:ref-name="__RefHeading__302_2015259409">UseDefaultCursors</text:bookmark-ref> is set to false (the default), the application can override this property with a custom cursor that will be displayed when the mouse is over a location where dropping is forbidden.</text:p>
      <text:h text:style-name="P10" text:outline-level="3"><text:bookmark-start text:name="__RefHeading__26_2015259409"/>CursorMove<text:bookmark-end text:name="__RefHeading__26_2015259409"/></text:h>
      <text:p text:style-name="P5">If <text:bookmark-ref text:reference-format="text" text:ref-name="__RefHeading__302_2015259409">UseDefaultCursors</text:bookmark-ref> is set to false (the default), the application can override this property with a custom cursor that will be displayed when the mouse is over a location where dropping items will move them.</text:p>
      <text:h text:style-name="P10" text:outline-level="3"><text:bookmark-start text:name="__RefHeading__29_2015259409"/>CursorCopy<text:bookmark-end text:name="__RefHeading__29_2015259409"/></text:h>
      <text:p text:style-name="P5">If <text:bookmark-ref text:reference-format="text" text:ref-name="__RefHeading__302_2015259409">UseDefaultCursors</text:bookmark-ref> is set to false (the default), the application can override this property with a custom cursor that will be displayed when the mouse is over a location where dropping items will copy them. To be able to copy items, all of them must inherit from ICloneable, or this feature will be disabled.</text:p>
      <text:h text:style-name="P10" text:outline-level="3">ExpandButtonWidth</text:h>
      <text:p text:style-name="P5">Set this property to the width of the area for the expand/collapse button you want. This is normally defined through styling. The height of that area is defined by the design of the button.</text:p>
      <text:h text:style-name="P10" text:outline-level="3"><text:bookmark-start text:name="__RefHeading__874_2077243293"/>ExpandButtonStyle<text:bookmark-end text:name="__RefHeading__874_2077243293"/></text:h>
      <text:p text:style-name="P5">Set this property to change the style of the expand/collapse button, for instance to redesign its template or add events. To add or subtract setters to the default style, locate the resource with key "{x:Type ToggleButton}" (the key is not a string, but a Type object) and create a new style based on that one.</text:p>
      <text:h text:style-name="P10" text:outline-level="3">IndentationWidth</text:h>
      <text:p text:style-name="P5">Set this property to the width you want to be added on the left of children relative to their parent. This is normally defined through styling.</text:p>
      <text:h text:style-name="P10" text:outline-level="3">HasContextMenuOpen</text:h>
      <text:p text:style-name="P5">This is a read-only property that indicates if the control has detected that a context menu is currently open. It is used mainly by the ExtendedTreeViewItemBase class to paint the correct selection brush, but is otherwise freely usable by anyone.</text:p>
      <text:h text:style-name="P9" text:outline-level="2">Custom Control Events</text:h>
      <text:p text:style-name="P5">In addition to usual events such as Loaded, Selected, SelectionChanged, the custom control defines new event described below.</text:p>
      <text:h text:style-name="P10" text:outline-level="3"><text:bookmark-start text:name="__RefHeading__98_2015259409"/><text:soft-page-break/>PreviewCollectionModified<text:bookmark-end text:name="__RefHeading__98_2015259409"/></text:h>
      <text:p text:style-name="P5">This event is triggered before a collection of children is going to be changed, either because of a user's drag &amp; drop action, or the application programmatically adding or removing items in the tree. The <text:bookmark-ref text:reference-format="text" text:ref-name="__RefHeading__100_2015259409">CollectionModified</text:bookmark-ref> event is triggered once the change has taken place.</text:p>
      <text:p text:style-name="P5">Any handler for this event receives a TreeViewCollectionModifiedEventArgs object that gives the type of operation (Insert or Remove) and the number of items currently visible in the tree. This number of items must not be confused with the number of items in the tree. For instance, if the root item is collapsed, this object will always report only 1 visible item.</text:p>
      <text:h text:style-name="P10" text:outline-level="3"><text:bookmark-start text:name="__RefHeading__100_2015259409"/>CollectionModified<text:bookmark-end text:name="__RefHeading__100_2015259409"/></text:h>
      <text:p text:style-name="P5">See <text:bookmark-ref text:reference-format="text" text:ref-name="__RefHeading__98_2015259409">PreviewCollectionModified</text:bookmark-ref>.</text:p>
      <text:h text:style-name="P10" text:outline-level="3"><text:bookmark-start text:name="__RefHeading__136_2015259409"/>DragStarting<text:bookmark-end text:name="__RefHeading__136_2015259409"/></text:h>
      <text:p text:style-name="P5">This event is the first notification of a drag &amp; drop operation taking place. This is initiated by an action from the user.</text:p>
      <text:p text:style-name="P5">All notifications of drag &amp; drop operations are sent with a DragDropEventArgs object that contains the following information:</text:p>
      <text:list xml:id="list2819111867936383700" text:style-name="L1">
        <text:list-item>
          <text:p text:style-name="P12">The parent item of objects begin dragged. This cannot be null since the root itself cannot be dragged (there would be no valid destination for it).</text:p>
        </text:list-item>
        <text:list-item>
          <text:p text:style-name="P12">A boolean indicating if the drag &amp; drop operation can result in items being copied. For this to happen, items must all inherit from the ICloneable interface (and the user may in fact decide later to just move them, so this is only an information about a restriction).</text:p>
        </text:list-item>
        <text:list-item>
          <text:p text:style-name="P12">The root item, which is also the value of the <text:bookmark-ref text:reference-format="text" text:ref-name="__RefHeading__11_2015259409">Content</text:bookmark-ref> property.</text:p>
        </text:list-item>
        <text:list-item>
          <text:p text:style-name="P12">A structured list of items being dragged. Each item in that list also has its children dragged.</text:p>
        </text:list-item>
        <text:list-item>
          <text:p text:style-name="P12">A flat list of items being dragged. Each item in that list also has its children somewhere else in the list.</text:p>
        </text:list-item>
      </text:list>
      <text:p text:style-name="P5">The drag operation can be canceled by any handler of the event.</text:p>
      <text:h text:style-name="P10" text:outline-level="3">DropCheck</text:h>
      <text:p text:style-name="P5">This event is sent to the application before items are dropped, to allow the entire operation to be canceled. See also <text:bookmark-ref text:reference-format="text" text:ref-name="__RefHeading__136_2015259409">DragStarting</text:bookmark-ref>.</text:p>
      <text:p text:style-name="P5">In addition to other information, this event reports the object on which items are being dropped, to let the application selectively decide to allow it or not.</text:p>
      <text:h text:style-name="P10" text:outline-level="3">DropCompleted</text:h>
      <text:p text:style-name="P5">This event is sent to the application after items are dropped (and this operation therefore cannot be canceled). See also <text:bookmark-ref text:reference-format="text" text:ref-name="__RefHeading__136_2015259409">DragStarting</text:bookmark-ref>.</text:p>
      <text:p text:style-name="P5">In addition to other information, this event reports the object on which items have been dropped, and if it was a copy operation, provides a list of the cloned items.</text:p>
      <text:h text:style-name="P9" text:outline-level="2">Default styles</text:h>
      <text:p text:style-name="Text_20_body"><text:span text:style-name="T6">The used styles are usually decided by the style hierarchy, in this order:</text:span></text:p>
      <text:list xml:id="list6114018812151813029" text:style-name="L3">
        <text:list-item>
          <text:p text:style-name="P14"><text:soft-page-break/><text:span text:style-name="T6">Theme,</text:span></text:p>
        </text:list-item>
        <text:list-item>
          <text:p text:style-name="P14"><text:span text:style-name="T6">Currently defined style with the type key,</text:span></text:p>
        </text:list-item>
        <text:list-item>
          <text:p text:style-name="P14"><text:span text:style-name="T6">Explicit style defined by the </text:span><text:span text:style-name="T6"><text:bookmark-ref text:reference-format="text" text:ref-name="__RefHeading__874_2077243293">ExpandButtonStyle</text:bookmark-ref></text:span><text:span text:style-name="T6"> and ItemContainerStyle properties.</text:span></text:p>
        </text:list-item>
      </text:list>
      <text:p text:style-name="Text_20_body"><text:span text:style-name="T6">To make things easier for developers and avoid copy/paste of setters, the ExtendedTreeViewBase type defines two static style objects, called DefaultStyle and DefaultItemContainerStyle, that contain the default style for an ExtendedTreeViewBase and ExtendedTreeViewItemBase object respectively.</text:span></text:p>
      <text:p text:style-name="Text_20_body"><text:span text:style-name="T6">It is therefore easier to rely on these default styles and the BasedOn style property when mixing tree view styles.</text:span></text:p>
      <text:h text:style-name="P9" text:outline-level="2">Control interface</text:h>
      <text:p text:style-name="P5">In addition to properties and events, the custom control provides methods to check selected items, and to expand or collapse items. This section describes the public methods of the control.</text:p>
      <text:h text:style-name="P10" text:outline-level="3">GetVisibleItems</text:h>
      <text:p text:style-name="P5">Returns a list of objects in the tree that are visible. This list always includes the root, and is sorted (the root which is also the top item is first, and the bottom item is last).</text:p>
      <text:h text:style-name="P10" text:outline-level="3">ScrollIntoView</text:h>
      <text:p text:style-name="P5">This method brings an object into view, scrolling through the tree if necessary. The object must be visible or nothing happens.</text:p>
      <text:h text:style-name="P10" text:outline-level="3">IsExpanded</text:h>
      <text:p text:style-name="P5">Tells if an object is expanded. It may not be visible if one of its parent is collapsed.</text:p>
      <text:h text:style-name="P10" text:outline-level="3">Expand</text:h>
      <text:p text:style-name="P5">Expand the specified object. It may not change the tree aspect if one of its parent is collapsed.</text:p>
      <text:h text:style-name="P10" text:outline-level="3">Collapse</text:h>
      <text:p text:style-name="P5">Collapse the specified object. It may not change the tree aspect if one of its parent is collapsed.</text:p>
      <text:h text:style-name="P10" text:outline-level="3">IsSelected</text:h>
      <text:p text:style-name="P5">Tells if an object is selected by the user. Only visible objects are selectable, therefore an object can be in fact selected even if the method returns false, in the case of one of its parent is selected and collapsed.</text:p>
      <text:h text:style-name="P10" text:outline-level="3">IsItemVisible</text:h>
      <text:p text:style-name="P5">Tells if an item is visible (all its parents are expanded).</text:p>
      <text:h text:style-name="P9" text:outline-level="2">Navigation with the keyboard</text:h>
      <text:p text:style-name="P5">The custom control supports usual keys for navigating through a vertical list of items, and selecting some of them. It also supports the following keys:</text:p>
      <text:list xml:id="list3811109467990162942" text:style-name="L2">
        <text:list-item>
          <text:p text:style-name="P13"><text:soft-page-break/>Right, on an expandable item, will expand it.</text:p>
        </text:list-item>
        <text:list-item>
          <text:p text:style-name="P13">Left, on a collapsible item will collapse it.</text:p>
        </text:list-item>
      </text:list>
      <text:h text:style-name="P8" text:outline-level="1"><text:bookmark-start text:name="__RefHeading__5_2015259409"/>How to<text:bookmark-end text:name="__RefHeading__5_2015259409"/></text:h>
      <text:h text:style-name="P9" text:outline-level="2">Style a container</text:h>
      <text:p text:style-name="P5">Add a style to your application's resources with a key and target type set to ExtendedTreeItemBase.</text:p>
      <text:p text:style-name="P5">For instance:</text:p>
      <text:p text:style-name="P1"><text:span text:style-name="T2">&lt;</text:span><text:span text:style-name="T3">ResourceDictionary</text:span><text:span text:style-name="T4"> xmlns</text:span><text:span text:style-name="T2">="http://schemas.microsoft.com/winfx/2006/xaml/presentation"</text:span></text:p>
      <text:p text:style-name="P2"><text:span text:style-name="T5"><text:s text:c="19"/></text:span><text:span text:style-name="T4"><text:s/>xmlns</text:span><text:span text:style-name="T2">:</text:span><text:span text:style-name="T4">x</text:span><text:span text:style-name="T2">="http://schemas.microsoft.com/winfx/2006/xaml"</text:span></text:p>
      <text:p text:style-name="P2"><text:span text:style-name="T5"><text:s text:c="19"/></text:span><text:span text:style-name="T4"><text:s/>xmlns</text:span><text:span text:style-name="T2">:</text:span><text:span text:style-name="T4">ctrl</text:span><text:span text:style-name="T2">="CustomControlsLibrary"&gt;</text:span></text:p>
      <text:p text:style-name="P2"><text:span text:style-name="T5"><text:s text:c="4"/></text:span><text:span text:style-name="T2">&lt;</text:span><text:span text:style-name="T3">Style</text:span><text:span text:style-name="T4"> x</text:span><text:span text:style-name="T2">:</text:span><text:span text:style-name="T4">Key</text:span><text:span text:style-name="T2">="{</text:span><text:span text:style-name="T3">x</text:span><text:span text:style-name="T2">:</text:span><text:span text:style-name="T3">Type</text:span><text:span text:style-name="T4"> ctrl</text:span><text:span text:style-name="T2">:</text:span><text:span text:style-name="T4">ExtendedTreeViewItemBase</text:span><text:span text:style-name="T2">}"</text:span><text:span text:style-name="T4"> TargetType</text:span><text:span text:style-name="T2">="{</text:span><text:span text:style-name="T3">x</text:span><text:span text:style-name="T2">:</text:span><text:span text:style-name="T3">Type</text:span><text:span text:style-name="T4"> ctrl</text:span><text:span text:style-name="T2">:</text:span><text:span text:style-name="T4">ExtendedTreeViewItemBase</text:span><text:span text:style-name="T2">}"&gt;</text:span></text:p>
      <text:p text:style-name="P2"><text:span text:style-name="T5"><text:s text:c="8"/></text:span><text:span text:style-name="T2">&lt;</text:span><text:span text:style-name="T3">Setter</text:span><text:span text:style-name="T4"> Property</text:span><text:span text:style-name="T2">="Background"</text:span><text:span text:style-name="T4"> Value</text:span><text:span text:style-name="T2">="Green"/&gt;</text:span></text:p>
      <text:p text:style-name="P2"><text:span text:style-name="T5"><text:s text:c="4"/></text:span><text:span text:style-name="T2">&lt;/</text:span><text:span text:style-name="T3">Style</text:span><text:span text:style-name="T2">&gt;</text:span></text:p>
      <text:p text:style-name="P2"><text:span text:style-name="T2">&lt;/</text:span><text:span text:style-name="T3">ResourceDictionary</text:span><text:span text:style-name="T2">&gt;</text:span></text:p>
      <text:p text:style-name="P5"/>
      <text:p text:style-name="P5">Alternatively, set the ItemContainerStyle property of the control:</text:p>
      <text:p text:style-name="P1"><text:span text:style-name="T2">&lt;</text:span><text:span text:style-name="T3">Window</text:span><text:span text:style-name="T4"> x</text:span><text:span text:style-name="T2">:</text:span><text:span text:style-name="T4">Class</text:span><text:span text:style-name="T2">="MyNamespace.MainWindow"</text:span></text:p>
      <text:p text:style-name="P2"><text:span text:style-name="T5"><text:s text:c="7"/></text:span><text:span text:style-name="T4"><text:s/>xmlns</text:span><text:span text:style-name="T2">="http://schemas.microsoft.com/winfx/2006/xaml/presentation"</text:span></text:p>
      <text:p text:style-name="P2"><text:span text:style-name="T5"><text:s text:c="7"/></text:span><text:span text:style-name="T4"><text:s/>xmlns</text:span><text:span text:style-name="T2">:</text:span><text:span text:style-name="T4">x</text:span><text:span text:style-name="T2">="http://schemas.microsoft.com/winfx/2006/xaml"</text:span></text:p>
      <text:p text:style-name="P2"><text:span text:style-name="T5"><text:s text:c="7"/></text:span><text:span text:style-name="T4"><text:s/>xmlns</text:span><text:span text:style-name="T2">:</text:span><text:span text:style-name="T4">ctrl</text:span><text:span text:style-name="T2">="CustomControlsLibrary"&gt;</text:span></text:p>
      <text:p text:style-name="P2"><text:span text:style-name="T5"><text:s text:c="4"/></text:span><text:span text:style-name="T2">&lt;</text:span><text:span text:style-name="T3">Window.Resources</text:span><text:span text:style-name="T2">&gt;</text:span></text:p>
      <text:p text:style-name="P2"><text:span text:style-name="T5"><text:s text:c="8"/></text:span><text:span text:style-name="T2">&lt;</text:span><text:span text:style-name="T3">Style</text:span><text:span text:style-name="T4"> x</text:span><text:span text:style-name="T2">:</text:span><text:span text:style-name="T4">Key</text:span><text:span text:style-name="T2">="MyStyle"</text:span><text:span text:style-name="T4"> TargetType</text:span><text:span text:style-name="T2">="{</text:span><text:span text:style-name="T3">x</text:span><text:span text:style-name="T2">:</text:span><text:span text:style-name="T3">Type</text:span><text:span text:style-name="T4"> ctrl</text:span><text:span text:style-name="T2">:</text:span><text:span text:style-name="T4">ExtendedTreeViewItemBase</text:span><text:span text:style-name="T2">}"</text:span></text:p>
      <text:p text:style-name="P2"><text:span text:style-name="T4"><text:s/>BasedOn</text:span><text:span text:style-name="T2">="{</text:span><text:span text:style-name="T3">x</text:span><text:span text:style-name="T2">:</text:span><text:span text:style-name="T3">Static</text:span><text:span text:style-name="T4"> ctrl</text:span><text:span text:style-name="T2">:</text:span><text:span text:style-name="T4">ExtendedTreeView</text:span><text:span text:style-name="T2">.DefaultItemContainerStyle}"&gt;</text:span></text:p>
      <text:p text:style-name="P2"><text:span text:style-name="T5"><text:s text:c="12"/></text:span><text:span text:style-name="T2">&lt;</text:span><text:span text:style-name="T3">Setter</text:span><text:span text:style-name="T4"> Property</text:span><text:span text:style-name="T2">="Background"</text:span><text:span text:style-name="T4"> Value</text:span><text:span text:style-name="T2">="Green"/&gt;</text:span></text:p>
      <text:p text:style-name="P2"><text:span text:style-name="T5"><text:s text:c="8"/></text:span><text:span text:style-name="T2">&lt;/</text:span><text:span text:style-name="T3">Style</text:span><text:span text:style-name="T2">&gt;</text:span></text:p>
      <text:p text:style-name="P2"><text:span text:style-name="T5"><text:s text:c="4"/></text:span><text:span text:style-name="T2">&lt;/</text:span><text:span text:style-name="T3">Window.Resources</text:span><text:span text:style-name="T2">&gt;</text:span></text:p>
      <text:p text:style-name="P2"><text:span text:style-name="T5"><text:s text:c="4"/></text:span><text:span text:style-name="T2">&lt;</text:span><text:span text:style-name="T3">Grid</text:span><text:span text:style-name="T2">&gt;</text:span></text:p>
      <text:p text:style-name="P2"><text:span text:style-name="T5"><text:s text:c="8"/></text:span><text:span text:style-name="T2">&lt;</text:span><text:span text:style-name="T3">ctrl</text:span><text:span text:style-name="T2">:</text:span><text:span text:style-name="T3">ExtendedTreeView</text:span><text:span text:style-name="T4"> ItemContainerStyle</text:span><text:span text:style-name="T2">="{</text:span><text:span text:style-name="T3">StaticResource</text:span><text:span text:style-name="T4"> MyStyle</text:span><text:span text:style-name="T2">}" /&gt;</text:span></text:p>
      <text:p text:style-name="P2"><text:span text:style-name="T5"><text:s text:c="4"/></text:span><text:span text:style-name="T2">&lt;/</text:span><text:span text:style-name="T3">Grid</text:span><text:span text:style-name="T2">&gt;</text:span></text:p>
      <text:p text:style-name="P2"><text:span text:style-name="T2">&lt;/</text:span><text:span text:style-name="T3">Window</text:span><text:span text:style-name="T2">&gt;</text:span></text:p>
      <text:h text:style-name="P9" text:outline-level="2">Style the expand/collapse button</text:h>
      <text:p text:style-name="P1">Similarly to the container, you can define a global style for ToggleButton, or use the ExpandButtonStyle property of the custom control:</text:p>
      <text:p text:style-name="P1"/>
      <text:p text:style-name="P2"><text:span text:style-name="T2">&lt;</text:span><text:span text:style-name="T3">Window</text:span><text:span text:style-name="T4"> x</text:span><text:span text:style-name="T2">:</text:span><text:span text:style-name="T4">Class</text:span><text:span text:style-name="T2">="MyNamespace.MainWindow"</text:span></text:p>
      <text:p text:style-name="P2"><text:span text:style-name="T5"><text:s text:c="7"/></text:span><text:span text:style-name="T4"><text:s/>xmlns</text:span><text:span text:style-name="T2">="http://schemas.microsoft.com/winfx/2006/xaml/presentation"</text:span></text:p>
      <text:p text:style-name="P2"><text:span text:style-name="T5"><text:s text:c="7"/></text:span><text:span text:style-name="T4"><text:s/>xmlns</text:span><text:span text:style-name="T2">:</text:span><text:span text:style-name="T4">x</text:span><text:span text:style-name="T2">="http://schemas.microsoft.com/winfx/2006/xaml"</text:span></text:p>
      <text:p text:style-name="P2"><text:span text:style-name="T5"><text:s text:c="7"/></text:span><text:span text:style-name="T4"><text:s/>xmlns</text:span><text:span text:style-name="T2">:</text:span><text:span text:style-name="T4">ctrl</text:span><text:span text:style-name="T2">="CustomControlsLibrary"&gt;</text:span></text:p>
      <text:p text:style-name="P2"><text:span text:style-name="T5"><text:s text:c="4"/></text:span><text:span text:style-name="T2">&lt;</text:span><text:span text:style-name="T3">Window.Resources</text:span><text:span text:style-name="T2">&gt;</text:span></text:p>
      <text:p text:style-name="P2"><text:span text:style-name="T5"><text:s text:c="8"/></text:span><text:span text:style-name="T2">&lt;</text:span><text:span text:style-name="T3">Style</text:span><text:span text:style-name="T4"> x</text:span><text:span text:style-name="T2">:</text:span><text:span text:style-name="T4">Key</text:span><text:span text:style-name="T2">="MyStyle"</text:span><text:span text:style-name="T4"> TargetType</text:span><text:span text:style-name="T2">="{</text:span><text:span text:style-name="T3">x</text:span><text:span text:style-name="T2">:</text:span><text:span text:style-name="T3">Type</text:span><text:span text:style-name="T4"> ToggleButton</text:span><text:span text:style-name="T2">}"&gt;</text:span></text:p>
      <text:p text:style-name="P2"><text:span text:style-name="T5"><text:s text:c="12"/></text:span><text:span text:style-name="T2">&lt;</text:span><text:span text:style-name="T3">Setter</text:span><text:span text:style-name="T4"> Property</text:span><text:span text:style-name="T2">="Background"</text:span><text:span text:style-name="T4"> Value</text:span><text:span text:style-name="T2">="Green"/&gt;</text:span></text:p>
      <text:p text:style-name="P2"><text:span text:style-name="T5"><text:s text:c="8"/></text:span><text:span text:style-name="T2">&lt;/</text:span><text:span text:style-name="T3">Style</text:span><text:span text:style-name="T2">&gt;</text:span></text:p>
      <text:p text:style-name="P2"><text:span text:style-name="T5"><text:s text:c="4"/></text:span><text:span text:style-name="T2">&lt;/</text:span><text:span text:style-name="T3">Window.Resources</text:span><text:span text:style-name="T2">&gt;</text:span></text:p>
      <text:p text:style-name="P2"><text:span text:style-name="T5"><text:s text:c="4"/></text:span><text:span text:style-name="T2">&lt;</text:span><text:span text:style-name="T3">Grid</text:span><text:span text:style-name="T2">&gt;</text:span></text:p>
      <text:p text:style-name="P2"><text:span text:style-name="T5"><text:s text:c="8"/></text:span><text:span text:style-name="T2">&lt;</text:span><text:span text:style-name="T3">ctrl</text:span><text:span text:style-name="T2">:</text:span><text:span text:style-name="T3">ExtendedTreeView</text:span><text:span text:style-name="T4"> ExpandButtonStyle</text:span><text:span text:style-name="T2">="{</text:span><text:span text:style-name="T3">StaticResource</text:span><text:span text:style-name="T4"> MyStyle</text:span><text:span text:style-name="T2">}"/&gt;</text:span></text:p>
      <text:p text:style-name="P2"><text:span text:style-name="T5"><text:s text:c="4"/></text:span><text:span text:style-name="T2">&lt;/</text:span><text:span text:style-name="T3">Grid</text:span><text:span text:style-name="T2">&gt;</text:span></text:p>
      <text:p text:style-name="P2"><text:span text:style-name="T2">&lt;/</text:span><text:span text:style-name="T3">Window</text:span><text:span text:style-name="T2">&gt;</text:span></text:p>
      <text:h text:style-name="P9" text:outline-level="2">Style any item</text:h>
      <text:p text:style-name="P1">Use a DataTemplate in the application resources that decribes how your item should be displayed. Note that you can use objects from different classes in the tree, and therefore can use a separate <text:soft-page-break/>style for each:</text:p>
      <text:p text:style-name="P1"/>
      <text:p text:style-name="P2"><text:span text:style-name="T2">&lt;</text:span><text:span text:style-name="T3">DataTemplate</text:span><text:span text:style-name="T4"> DataType</text:span><text:span text:style-name="T2">="{</text:span><text:span text:style-name="T3">x</text:span><text:span text:style-name="T2">:</text:span><text:span text:style-name="T3">Type</text:span><text:span text:style-name="T4"> app</text:span><text:span text:style-name="T2">:</text:span><text:span text:style-name="T4">MyTreeItemClass</text:span><text:span text:style-name="T2">}"&gt;</text:span></text:p>
      <text:p text:style-name="P2"><text:span text:style-name="T5"><text:s text:c="4"/></text:span><text:span text:style-name="T2">&lt;</text:span><text:span text:style-name="T3">StackPanel</text:span><text:span text:style-name="T4"> Orientation</text:span><text:span text:style-name="T2">="Horizontal"&gt;</text:span></text:p>
      <text:p text:style-name="P2"><text:span text:style-name="T5"><text:s text:c="8"/></text:span><text:span text:style-name="T2">&lt;</text:span><text:span text:style-name="T3">Image</text:span><text:span text:style-name="T4"> Source</text:span><text:span text:style-name="T2">="pack://application:,,,/SomeIcon.png"</text:span><text:span text:style-name="T4"> VerticalAlignment</text:span><text:span text:style-name="T2">="Center"/&gt;</text:span></text:p>
      <text:p text:style-name="P2"><text:span text:style-name="T5"><text:s text:c="8"/></text:span><text:span text:style-name="T2">&lt;</text:span><text:span text:style-name="T3">TextBlock</text:span><text:span text:style-name="T4"> Text</text:span><text:span text:style-name="T2">="{</text:span><text:span text:style-name="T3">Binding</text:span><text:span text:style-name="T4"> MyText</text:span><text:span text:style-name="T2">,</text:span><text:span text:style-name="T4"> FallbackValue</text:span><text:span text:style-name="T2">={</text:span><text:span text:style-name="T3">x</text:span><text:span text:style-name="T2">:</text:span><text:span text:style-name="T3">Null</text:span><text:span text:style-name="T2">}}"</text:span><text:span text:style-name="T4"> VerticalAlignment</text:span><text:span text:style-name="T2">="Center"/&gt;</text:span></text:p>
      <text:p text:style-name="P2"><text:span text:style-name="T5"><text:s text:c="4"/></text:span><text:span text:style-name="T2">&lt;/</text:span><text:span text:style-name="T3">StackPanel</text:span><text:span text:style-name="T2">&gt;</text:span></text:p>
      <text:p text:style-name="P2"><text:span text:style-name="T2">&lt;/</text:span><text:span text:style-name="T3">DataTemplate</text:span><text:span text:style-name="T2">&gt;</text:span></text:p>
      <text:h text:style-name="P9" text:outline-level="2">Hide the root</text:h>
      <text:p text:style-name="P5">You can simply use a special class for the root object and define a style with invisible content for it.</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1M47S</meta:editing-duration>
    <meta:editing-cycles>22</meta:editing-cycles>
    <meta:generator>OpenOffice/4.1.1$Win32 OpenOffice.org_project/411m6$Build-9775</meta:generator>
    <dc:date>2015-04-11T18:54:18.08</dc:date>
    <meta:document-statistic meta:table-count="0" meta:image-count="0" meta:object-count="0" meta:page-count="8" meta:paragraph-count="189" meta:word-count="2003" meta:character-count="13552"/>
    <meta:user-defined meta:name="Info 1"/>
    <meta:user-defined meta:name="Info 2"/>
    <meta:user-defined meta:name="Info 3"/>
    <meta:user-defined meta:name="Info 4"/>
  </office:meta>
</office:document-meta>
</file>